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>
        <table:shapes>
          <draw:frame draw:z-index="0" draw:style-name="gr1" svg:width="15.999cm" svg:height="8.999cm" svg:x="6.875cm" svg:y="0.101cm">
            <draw:object draw:notify-on-update-of-ranges="Foglio1.A3:Foglio1.A3 Foglio1.A4:Foglio1.A34 Foglio1.B3:Foglio1.B3 Foglio1.B4:Foglio1.B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Dimensione setup RsciTE</text:p>
          </table:table-cell>
          <table:table-cell/>
        </table:table-row>
        <table:table-row table:style-name="ro1">
          <table:table-cell office:value-type="string">
            <text:p>Versione</text:p>
          </table:table-cell>
          <table:table-cell office:value-type="string">
            <text:p>Dimensione Kb</text:p>
          </table:table-cell>
        </table:table-row>
        <table:table-row table:style-name="ro1">
          <table:table-cell office:value-type="string">
            <text:p>1.66-1</text:p>
          </table:table-cell>
          <table:table-cell office:value-type="float" office:value="4430">
            <text:p>4430</text:p>
          </table:table-cell>
        </table:table-row>
        <table:table-row table:style-name="ro1">
          <table:table-cell office:value-type="string">
            <text:p>1.67-2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table:style-name="ce1" office:value-type="string">
            <text:p>1.69-1</text:p>
          </table:table-cell>
          <table:table-cell office:value-type="float" office:value="3312">
            <text:p>3312</text:p>
          </table:table-cell>
        </table:table-row>
        <table:table-row table:style-name="ro1">
          <table:table-cell office:value-type="string">
            <text:p>1.70-1</text:p>
          </table:table-cell>
          <table:table-cell office:value-type="float" office:value="3333">
            <text:p>3333</text:p>
          </table:table-cell>
        </table:table-row>
        <table:table-row table:style-name="ro1">
          <table:table-cell office:value-type="string">
            <text:p>1.71-1</text:p>
          </table:table-cell>
          <table:table-cell office:value-type="float" office:value="3462">
            <text:p>3462</text:p>
          </table:table-cell>
        </table:table-row>
        <table:table-row table:style-name="ro1">
          <table:table-cell office:value-type="string">
            <text:p>1.72-1</text:p>
          </table:table-cell>
          <table:table-cell office:value-type="float" office:value="4745">
            <text:p>4745</text:p>
          </table:table-cell>
        </table:table-row>
        <table:table-row table:style-name="ro1">
          <table:table-cell office:value-type="string">
            <text:p>1.73-1</text:p>
          </table:table-cell>
          <table:table-cell office:value-type="float" office:value="5959">
            <text:p>5959</text:p>
          </table:table-cell>
        </table:table-row>
        <table:table-row table:style-name="ro1">
          <table:table-cell office:value-type="string">
            <text:p>1.74-1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office:value-type="string">
            <text:p>1.75-2</text:p>
          </table:table-cell>
          <table:table-cell office:value-type="float" office:value="6681">
            <text:p>6681</text:p>
          </table:table-cell>
        </table:table-row>
        <table:table-row table:style-name="ro1">
          <table:table-cell office:value-type="string">
            <text:p>1.76-3</text:p>
          </table:table-cell>
          <table:table-cell office:value-type="float" office:value="6575">
            <text:p>6575</text:p>
          </table:table-cell>
        </table:table-row>
        <table:table-row table:style-name="ro1">
          <table:table-cell office:value-type="string">
            <text:p>1.77-4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string">
            <text:p>1.77-5</text:p>
          </table:table-cell>
          <table:table-cell office:value-type="float" office:value="4844">
            <text:p>4844</text:p>
          </table:table-cell>
        </table:table-row>
        <table:table-row table:style-name="ro1">
          <table:table-cell office:value-type="string">
            <text:p>1.78-6</text:p>
          </table:table-cell>
          <table:table-cell office:value-type="float" office:value="5130">
            <text:p>5130</text:p>
          </table:table-cell>
        </table:table-row>
        <table:table-row table:style-name="ro1">
          <table:table-cell office:value-type="string">
            <text:p>2.01-8</text:p>
          </table:table-cell>
          <table:table-cell office:value-type="float" office:value="5144">
            <text:p>5144</text:p>
          </table:table-cell>
        </table:table-row>
        <table:table-row table:style-name="ro1">
          <table:table-cell office:value-type="string">
            <text:p>2.01-9</text:p>
          </table:table-cell>
          <table:table-cell office:value-type="float" office:value="12015">
            <text:p>12015</text:p>
          </table:table-cell>
        </table:table-row>
        <table:table-row table:style-name="ro1">
          <table:table-cell office:value-type="string">
            <text:p>2.01-10</text:p>
          </table:table-cell>
          <table:table-cell office:value-type="float" office:value="13971">
            <text:p>13971</text:p>
          </table:table-cell>
        </table:table-row>
        <table:table-row table:style-name="ro1">
          <table:table-cell office:value-type="string">
            <text:p>2.11-11</text:p>
          </table:table-cell>
          <table:table-cell office:value-type="float" office:value="14020">
            <text:p>14020</text:p>
          </table:table-cell>
        </table:table-row>
        <table:table-row table:style-name="ro1">
          <table:table-cell office:value-type="string">
            <text:p>2.12-12</text:p>
          </table:table-cell>
          <table:table-cell office:value-type="float" office:value="11784">
            <text:p>11784</text:p>
          </table:table-cell>
        </table:table-row>
        <table:table-row table:style-name="ro1">
          <table:table-cell office:value-type="string">
            <text:p>2.20-14</text:p>
          </table:table-cell>
          <table:table-cell office:value-type="float" office:value="11838">
            <text:p>11838</text:p>
          </table:table-cell>
        </table:table-row>
        <table:table-row table:style-name="ro1">
          <table:table-cell office:value-type="string">
            <text:p>2.21-15</text:p>
          </table:table-cell>
          <table:table-cell office:value-type="float" office:value="11838">
            <text:p>11838</text:p>
          </table:table-cell>
        </table:table-row>
        <table:table-row table:style-name="ro1">
          <table:table-cell office:value-type="string">
            <text:p>2.22-16</text:p>
          </table:table-cell>
          <table:table-cell office:value-type="float" office:value="12615">
            <text:p>12615</text:p>
          </table:table-cell>
        </table:table-row>
        <table:table-row table:style-name="ro1">
          <table:table-cell office:value-type="string">
            <text:p>2.23-18</text:p>
          </table:table-cell>
          <table:table-cell office:value-type="float" office:value="13636">
            <text:p>13636</text:p>
          </table:table-cell>
        </table:table-row>
        <table:table-row table:style-name="ro1">
          <table:table-cell office:value-type="string">
            <text:p>2.23-19</text:p>
          </table:table-cell>
          <table:table-cell office:value-type="float" office:value="17722">
            <text:p>17722</text:p>
          </table:table-cell>
        </table:table-row>
        <table:table-row table:style-name="ro1">
          <table:table-cell office:value-type="string">
            <text:p>2.24-20</text:p>
          </table:table-cell>
          <table:table-cell office:value-type="float" office:value="19594">
            <text:p>19594</text:p>
          </table:table-cell>
        </table:table-row>
        <table:table-row table:style-name="ro1">
          <table:table-cell office:value-type="string">
            <text:p>2.25-21</text:p>
          </table:table-cell>
          <table:table-cell office:value-type="float" office:value="19621">
            <text:p>19621</text:p>
          </table:table-cell>
        </table:table-row>
        <table:table-row table:style-name="ro1">
          <table:table-cell office:value-type="string">
            <text:p>2.27-22</text:p>
          </table:table-cell>
          <table:table-cell office:value-type="float" office:value="23539">
            <text:p>23539</text:p>
          </table:table-cell>
        </table:table-row>
        <table:table-row table:style-name="ro1">
          <table:table-cell office:value-type="string">
            <text:p>2.28-23</text:p>
          </table:table-cell>
          <table:table-cell office:value-type="float" office:value="24595">
            <text:p>24595</text:p>
          </table:table-cell>
        </table:table-row>
        <table:table-row table:style-name="ro1">
          <table:table-cell office:value-type="string">
            <text:p>2.28-25</text:p>
          </table:table-cell>
          <table:table-cell office:value-type="float" office:value="25399">
            <text:p>25399</text:p>
          </table:table-cell>
        </table:table-row>
        <table:table-row table:style-name="ro1">
          <table:table-cell office:value-type="string">
            <text:p>2.29-26</text:p>
          </table:table-cell>
          <table:table-cell office:value-type="float" office:value="20265">
            <text:p>20265</text:p>
          </table:table-cell>
        </table:table-row>
        <table:table-row table:style-name="ro1">
          <table:table-cell office:value-type="string">
            <text:p>3.02-27</text:p>
          </table:table-cell>
          <table:table-cell office:value-type="float" office:value="21400">
            <text:p>21400</text:p>
          </table:table-cell>
        </table:table-row>
        <table:table-row table:style-name="ro1">
          <table:table-cell office:value-type="string">
            <text:p>3.03-28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string">
            <text:p>3.10-29</text:p>
          </table:table-cell>
          <table:table-cell office:value-type="float" office:value="23800">
            <text:p>23800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15/06/2012</text:date>, <text:time>15.32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4T08:04:56.48</meta:creation-date>
    <dc:date>2012-06-15T15:32:32.35</dc:date>
    <meta:editing-duration>PT00H19M55S</meta:editing-duration>
    <meta:editing-cycles>4</meta:editing-cycles>
    <meta:generator>OpenOffice.org/3.1$Win32 OpenOffice.org_project/310m11$Build-9399</meta:generator>
    <dc:creator>Roberto Rossi</dc:creator>
    <meta:document-statistic meta:table-count="3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chart:class="chart:area" chart:style-name="ch1">
        <chart:plot-area chart:style-name="ch2" table:cell-range-address="Foglio1.A3:Foglio1.B34" chart:data-source-has-labels="both" svg:x="0.32cm" svg:y="0.18cm" svg:width="15.36cm" svg:height="8.64cm">
          <chart:axis chart:dimension="x" chart:name="primary-x" chart:style-name="ch3">
            <chart:categories table:cell-range-address="Foglio1.A4:Foglio1.A3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B4:Foglio1.B34" chart:label-cell-address="Foglio1.B3:Foglio1.B3" chart:class="chart:area">
            <chart:data-point chart:repeated="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3:Foglio1.B3">4430</text:p>
              </table:table-cell>
            </table:table-row>
          </table:table-header-rows>
          <table:table-rows>
            <table:table-row>
              <table:table-cell office:value-type="string">
                <text:p text:id="Foglio1.A4:Foglio1.A34">1.67-2</text:p>
              </table:table-cell>
              <table:table-cell office:value-type="float" office:value="3297">
                <text:p text:id="Foglio1.B4:Foglio1.B34">3297</text:p>
              </table:table-cell>
            </table:table-row>
            <table:table-row>
              <table:table-cell office:value-type="string">
                <text:p>1.69-1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1.70-1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.71-1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.72-1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1.73-1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1.74-1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.75-2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string">
                <text:p>1.76-3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1.77-4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.77-5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1.78-6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string">
                <text:p>2.01-8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2.01-9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string">
                <text:p>2.01-10</text:p>
              </table:table-cell>
              <table:table-cell office:value-type="float" office:value="13971">
                <text:p>13971</text:p>
              </table:table-cell>
            </table:table-row>
            <table:table-row>
              <table:table-cell office:value-type="string">
                <text:p>2.11-11</text:p>
              </table:table-cell>
              <table:table-cell office:value-type="float" office:value="14020">
                <text:p>14020</text:p>
              </table:table-cell>
            </table:table-row>
            <table:table-row>
              <table:table-cell office:value-type="string">
                <text:p>2.12-12</text:p>
              </table:table-cell>
              <table:table-cell office:value-type="float" office:value="11784">
                <text:p>11784</text:p>
              </table:table-cell>
            </table:table-row>
            <table:table-row>
              <table:table-cell office:value-type="string">
                <text:p>2.20-14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.21-15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2.22-16</text:p>
              </table:table-cell>
              <table:table-cell office:value-type="float" office:value="12615">
                <text:p>12615</text:p>
              </table:table-cell>
            </table:table-row>
            <table:table-row>
              <table:table-cell office:value-type="string">
                <text:p>2.23-18</text:p>
              </table:table-cell>
              <table:table-cell office:value-type="float" office:value="13636">
                <text:p>13636</text:p>
              </table:table-cell>
            </table:table-row>
            <table:table-row>
              <table:table-cell office:value-type="string">
                <text:p>2.23-19</text:p>
              </table:table-cell>
              <table:table-cell office:value-type="float" office:value="17722">
                <text:p>17722</text:p>
              </table:table-cell>
            </table:table-row>
            <table:table-row>
              <table:table-cell office:value-type="string">
                <text:p>2.24-20</text:p>
              </table:table-cell>
              <table:table-cell office:value-type="float" office:value="19594">
                <text:p>19594</text:p>
              </table:table-cell>
            </table:table-row>
            <table:table-row>
              <table:table-cell office:value-type="string">
                <text:p>2.25-21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string">
                <text:p>2.27-22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2.28-23</text:p>
              </table:table-cell>
              <table:table-cell office:value-type="float" office:value="24595">
                <text:p>24595</text:p>
              </table:table-cell>
            </table:table-row>
            <table:table-row>
              <table:table-cell office:value-type="string">
                <text:p>2.28-25</text:p>
              </table:table-cell>
              <table:table-cell office:value-type="float" office:value="25399">
                <text:p>25399</text:p>
              </table:table-cell>
            </table:table-row>
            <table:table-row>
              <table:table-cell office:value-type="string">
                <text:p>2.29-26</text:p>
              </table:table-cell>
              <table:table-cell office:value-type="float" office:value="20265">
                <text:p>20265</text:p>
              </table:table-cell>
            </table:table-row>
            <table:table-row>
              <table:table-cell office:value-type="string">
                <text:p>3.02-27</text:p>
              </table:table-cell>
              <table:table-cell office:value-type="float" office:value="21400">
                <text:p>21400</text:p>
              </table:table-cell>
            </table:table-row>
            <table:table-row>
              <table:table-cell office:value-type="string">
                <text:p>3.03-28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3.10-29</text:p>
              </table:table-cell>
              <table:table-cell office:value-type="float" office:value="23800">
                <text:p>23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